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d04f5" officeooo:paragraph-rsid="000d04f5"/>
    </style:style>
    <style:style style:name="P2" style:family="paragraph" style:parent-style-name="Heading_20_1">
      <style:text-properties officeooo:rsid="0010535d" officeooo:paragraph-rsid="0010535d"/>
    </style:style>
    <style:style style:name="P3" style:family="paragraph" style:parent-style-name="Heading_20_1">
      <style:paragraph-properties fo:break-before="page"/>
      <style:text-properties officeooo:rsid="000d7e73" officeooo:paragraph-rsid="000d7e73"/>
    </style:style>
    <style:style style:name="P4" style:family="paragraph" style:parent-style-name="Heading_20_1">
      <style:paragraph-properties fo:break-before="page"/>
      <style:text-properties officeooo:rsid="0010535d" officeooo:paragraph-rsid="0010535d"/>
    </style:style>
    <style:style style:name="P5" style:family="paragraph" style:parent-style-name="Standard">
      <style:text-properties officeooo:rsid="000d04f5" officeooo:paragraph-rsid="000d04f5"/>
    </style:style>
    <style:style style:name="P6" style:family="paragraph" style:parent-style-name="Text_20_body">
      <style:paragraph-properties fo:text-align="justify" style:justify-single-word="false"/>
      <style:text-properties officeooo:paragraph-rsid="000d7e73"/>
    </style:style>
    <style:style style:name="P7" style:family="paragraph" style:parent-style-name="Text_20_body">
      <style:text-properties officeooo:paragraph-rsid="0010535d"/>
    </style:style>
    <style:style style:name="T1" style:family="text">
      <style:text-properties officeooo:rsid="000d7e73"/>
    </style:style>
    <style:style style:name="T2" style:family="text">
      <style:text-properties fo:font-weight="normal" officeooo:rsid="000d7e73" style:font-weight-asian="normal" style:font-weight-complex="normal"/>
    </style:style>
    <style:style style:name="T3" style:family="text">
      <style:text-properties fo:font-weight="normal" officeooo:rsid="000d04f5" style:font-weight-asian="normal" style:font-weight-complex="normal"/>
    </style:style>
    <style:style style:name="T4" style:family="text">
      <style:text-properties fo:font-weight="normal" officeooo:rsid="000dc430" style:font-weight-asian="normal" style:font-weight-complex="normal"/>
    </style:style>
    <style:style style:name="T5" style:family="text">
      <style:text-properties fo:font-weight="normal" officeooo:rsid="000f257d" style:font-weight-asian="normal" style:font-weight-complex="normal"/>
    </style:style>
    <style:style style:name="T6" style:family="text">
      <style:text-properties fo:font-weight="normal" officeooo:rsid="000f79bb" style:font-weight-asian="normal" style:font-weight-complex="normal"/>
    </style:style>
    <style:style style:name="T7" style:family="text">
      <style:text-properties fo:font-weight="normal" officeooo:rsid="0010535d" style:font-weight-asian="normal" style:font-weight-complex="normal"/>
    </style:style>
    <style:style style:name="T8" style:family="text">
      <style:text-properties style:font-name="Liberation Sans" fo:font-size="18pt" fo:font-weight="normal" officeooo:rsid="000d7e73" style:font-name-asian="Noto Sans CJK SC" style:font-size-asian="18pt" style:font-weight-asian="normal" style:font-name-complex="Lohit Devanagari" style:font-size-complex="18pt" style:font-weight-complex="normal"/>
    </style:style>
    <style:style style:name="T9" style:family="text">
      <style:text-properties style:font-name="Liberation Sans" fo:font-size="18pt" fo:font-weight="normal" officeooo:rsid="000d04f5" style:font-name-asian="Noto Sans CJK SC" style:font-size-asian="18pt" style:font-weight-asian="normal" style:font-name-complex="Lohit Devanagari" style:font-size-complex="18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EISME</text:span></text:p>
      <text:p text:style-name="P5"/>
      <text:p text:style-name="Subtitle"><text:span text:style-name="T2">Conversion</text:span><text:span text:style-name="T3"> </text:span><text:span text:style-name="T8">E</text:span><text:span text:style-name="T2">xperte </text:span><text:span text:style-name="T9">I</text:span><text:span text:style-name="T3">nter </text:span><text:span text:style-name="T9">S</text:span><text:span text:style-name="T3">tandards </text:span><text:span text:style-name="T2">de </text:span><text:span text:style-name="T8">M</text:span><text:span text:style-name="T2">étadonnées </text:span><text:span text:style-name="T9">E</text:span><text:span text:style-name="T3">nvironnement</text:span><text:span text:style-name="T2">ales</text:span></text:p>
      <text:p text:style-name="Text_20_body"><text:span text:style-name="T2"/></text:p>
      <text:h text:style-name="P3" text:outline-level="1">Introduction</text:h>
      <text:p text:style-name="P6"><text:tab/><text:span text:style-name="T1">Ce manuel a pour but le lancement de l’initiative CEISME (</text:span><text:span text:style-name="T2">Conversion Experte Inter Standards de Métadonnées Environnementales</text:span><text:span text:style-name="T4">), ayant pour finalité la production d’une ressource technique permettant la conversion de documents de métadonnées entre différents standards. Le cadre thématique se veut limité aux métadonnées se rapportant aux sciences de l’environnement.</text:span></text:p>
      <text:p text:style-name="P6"><text:span text:style-name="T4"><text:tab/></text:span><text:span text:style-name="T5">CEISME est une initiative du Pôle National de Données de Biodiversité (PNDB) qui, dans sa mission d’intégration de différentes sources de données, doit interagir avec différents référentiels. C’est ainsi qu’il est souhaité 1/ fournir un outil de conversion de documents de métadonnées entre standards et 2/ adapter ce travail à la communauté de chercheurs, public </text:span><text:span text:style-name="T6">cible </text:span><text:span text:style-name="T5">des travaux du PNDB.</text:span></text:p>
      <text:p text:style-name="P6"><text:span text:style-name="T5"><text:tab/></text:span><text:span text:style-name="T6">L’initiative CEISME se découpera temporellement en deux temps. Un premier sera consacré à la mobilisation d’acteurs pertinents et/ou volontaires à l’élaboration de la ressource finale. Leur pertinence pourra être qualifiée par la connaissance technique des standards travaillés ou la connaissance du contexte d’utilisation de ces standards sur le terrain. Puis, une fois les principales ressources humaines rassemblées, commencera l’élaboration de la ressource </text:span><text:span text:style-name="T7">finale. Pour cela, une méthode est proposée et détaillée dans ce document et pourra, en amont de son application, être discutée et modifiée.</text:span></text:p>
      <text:p text:style-name="P6"><text:span text:style-name="T7"/></text:p>
      <text:h text:style-name="P4" text:outline-level="1">Etat des lieux des métadonnées “environnementales”</text:h>
      <text:p text:style-name="P7"/>
      <text:h text:style-name="Heading_20_1" text:outline-level="1">Motivations de l’initiative CEISME</text:h>
      <text:p text:style-name="P7"/>
      <text:h text:style-name="P2" text:outline-level="1">Proposition de méthode</text:h>
      <text:p text:style-name="P7"/>
      <text:h text:style-name="P4" text:outline-level="1">Références</text:h>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15:25:32.264306837</meta:creation-date>
    <dc:date>2020-10-28T16:25:19.635278424</dc:date>
    <meta:editing-duration>PT17M16S</meta:editing-duration>
    <meta:editing-cycles>2</meta:editing-cycles>
    <meta:generator>LibreOffice/6.3.3.2$Linux_X86_64 LibreOffice_project/a64200df03143b798afd1ec74a12ab50359878ed</meta:generator>
    <meta:document-statistic meta:table-count="0" meta:image-count="0" meta:object-count="0" meta:page-count="4" meta:paragraph-count="10" meta:word-count="217" meta:character-count="1561" meta:non-whitespace-character-count="1351"/>
  </office:meta>
</office:document-meta>
</file>